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Vou criar respostas baseadas em uma empresa fictícia chamada "Tech Solutions", que desenvolve software para clientes de diversas indústrias.</text:p>
      <text:p text:style-name="P1"/>
      <text:p text:style-name="P1">### 1. Como a gestão de configuração é implementada na sua empresa atual?</text:p>
      <text:p text:style-name="P1"/>
      <text:p text:style-name="P1">Na Tech Solutions, a gestão de configuração (GC) é implementada através de um processo bem definido que inclui a identificação de itens de configuração, controle de mudanças, auditoria e status de relatórios. A empresa utiliza uma abordagem centralizada para garantir que todas as alterações nos projetos de software sejam gerenciadas de forma eficiente e transparente.</text:p>
      <text:p text:style-name="P1"/>
      <text:p text:style-name="P1">### 2. Quais ferramentas de gestão de configuração são usadas na sua empresa?</text:p>
      <text:p text:style-name="P1"/>
      <text:p text:style-name="P1">A Tech Solutions utiliza várias ferramentas para gestão de configuração, incluindo:</text:p>
      <text:p text:style-name="P1">- **Git**: Para controle de versão e rastreamento de alterações no código-fonte.</text:p>
      <text:p text:style-name="P1">- **Jenkins**: Para integração contínua e deploy contínuo (CI/CD).</text:p>
      <text:p text:style-name="P1">- **JIRA**: Para gerenciamento de mudanças e rastreamento de issues.</text:p>
      <text:p text:style-name="P1">- **Ansible**: Para automação de configurações e deploy de infraestrutura.</text:p>
      <text:p text:style-name="P1"/>
      <text:p text:style-name="P1">### 3. Quais são os principais desafios que você enfrenta na gestão de configuração na sua empresa?</text:p>
      <text:p text:style-name="P1"/>
      <text:p text:style-name="P1">Os principais desafios incluem:</text:p>
      <text:p text:style-name="P1">- **Complexidade das mudanças**: Gerenciar múltiplas mudanças simultâneas em grandes projetos pode ser complexo.</text:p>
      <text:p text:style-name="P1">- **Coordenação entre equipes**: Garantir que todas as equipes estejam sincronizadas em relação às mudanças de configuração.</text:p>
      <text:p text:style-name="P1">- **Automação**: Integrar e automatizar completamente o processo de GC para reduzir erros manuais.</text:p>
      <text:p text:style-name="P1"/>
      <text:p text:style-name="P1">### 4. Como a gestão de configuração contribui para o fluxo de trabalho de desenvolvimento de software na sua empresa?</text:p>
      <text:p text:style-name="P1"/>
      <text:p text:style-name="P1">A gestão de configuração contribui significativamente para o fluxo de trabalho de desenvolvimento, fornecendo uma base estável e controlada para o desenvolvimento e teste. Ela permite:</text:p>
      <text:p text:style-name="P1">- **Rastreamento preciso de mudanças**: O que facilita identificar e corrigir bugs rapidamente.</text:p>
      <text:p text:style-name="P1">- **Desenvolvimento paralelo**: Diferentes equipes podem trabalhar simultaneamente em diversas partes do projeto sem conflitos.</text:p>
      <text:p text:style-name="P1">- **Automação do deploy**: Garantindo que as versões corretas do software sejam implantadas automaticamente.</text:p>
      <text:p text:style-name="P1"/>
      <text:p text:style-name="P1">### 5. Como a gestão de configuração afeta a qualidade do software na sua empresa?</text:p>
      <text:p text:style-name="P1"/>
      <text:p text:style-name="P1">A gestão de configuração afeta positivamente a qualidade do software, garantindo que todas as alterações sejam rastreadas e aprovadas antes da implementação. Isso resulta em:</text:p>
      <text:p text:style-name="P1">- **Redução de erros**: Menor probabilidade de introdução de bugs devido a mudanças não controladas.</text:p>
      <text:p text:style-name="P1">- **Consistência**: As versões do software são consistentes e estáveis em todos os ambientes (desenvolvimento, teste, produção).</text:p>
      <text:p text:style-name="P1">- **Facilidade de auditoria**: Histórico de mudanças detalhado facilita auditorias e conformidade com normas.</text:p>
      <text:p text:style-name="P1"/>
      <text:p text:style-name="P1">### 6. Como a gestão de configuração é integrada com outras práticas de engenharia de software na sua empresa?</text:p>
      <text:p text:style-name="P1"/>
      <text:p text:style-name="P1">Na Tech Solutions, a gestão de configuração é integrada com práticas de DevOps, Agile e gerenciamento de projetos. Exemplos de integração incluem:</text:p>
      <text:p text:style-name="P1">- **Integração contínua (CI)**: Uso de Jenkins para compilar e testar o código automaticamente após cada mudança.</text:p>
      <text:p text:style-name="P1">- **Gerenciamento de mudanças**: Integração com JIRA para rastreamento de tickets e aprovação de mudanças.</text:p>
      <text:p text:style-name="P1">- **Automação de deploy**: Uso de Ansible para garantir que todas as configurações e deploys sejam automatizados e replicáveis.</text:p>
      <text:p text:style-name="P1"/>
      <text:p text:style-name="P1">### 7. Quais são as melhores práticas de gestão de configuração que você aprendeu na sua empresa?</text:p>
      <text:p text:style-name="P1"/>
      <text:p text:style-name="P1">Algumas das melhores práticas incluem:</text:p>
      <text:p text:style-name="P1">- **Controle de versão rigoroso**: Utilização de ramificações (branches) e pull requests para gerenciar mudanças no código.</text:p>
      <text:p text:style-name="P1">- **Documentação detalhada**: Manter uma documentação abrangente de todas as mudanças de configuração.</text:p>
      <text:p text:style-name="P1">- **Automação**: Automatizar o máximo possível dos processos de GC para reduzir erros manuais.</text:p>
      <text:p text:style-name="P1">- **Revisões de código**: Implementação de revisões de código obrigatórias para todas as mudanças.</text:p>
      <text:p text:style-name="P1"/>
      <text:p text:style-name="P1">### 8. Como a gestão de configuração é usada para gerenciar mudanças na sua empresa?</text:p>
      <text:p text:style-name="P1"/>
      <text:p text:style-name="P1">Mudanças são gerenciadas através de um processo formal de solicitação de mudança (RFC). Cada RFC é rastreada no JIRA e deve ser aprovada antes de ser implementada. Git é usado para rastreamento de mudanças no código, e Jenkins e Ansible garantem que mudanças aprovadas sejam automaticamente integradas e implantadas.</text:p>
      <text:p text:style-name="P1"/>
      <text:p text:style-name="P1">### 9. Como a gestão de configuração ajuda na colaboração entre diferentes equipes na sua empresa?</text:p>
      <text:p text:style-name="P1"/>
      <text:p text:style-name="P1">A GC facilita a colaboração ao proporcionar uma visão única e compartilhada do estado atual do projeto. Ferramentas como Git e JIRA permitem que as equipes vejam o progresso umas das outras e identifiquem dependências e conflitos. Isso reduz a duplicação de esforços e melhora a coordenação.</text:p>
      <text:p text:style-name="P1"/>
      <text:p text:style-name="P1">### 10. Como a gestão de configuração é usada para gerenciar o ciclo de vida do software na sua empresa?</text:p>
      <text:p text:style-name="P1"/>
      <text:p text:style-name="P1">A gestão de configuração gerencia todo o ciclo de vida do software, desde o desenvolvimento inicial até a aposentadoria. Isso inclui:</text:p>
      <text:p text:style-name="P1">- **Desenvolvimento**: Controle de versão e integração contínua.</text:p>
      <text:p text:style-name="P1">- **Testes**: Gestão de ambientes de teste e rastreamento de defeitos.</text:p>
      <text:p text:style-name="P1">- **Deploy**: Automação de deploy e monitoramento em produção.</text:p>
      <text:p text:style-name="P1">- **Manutenção**: Aplicação de patches e atualizações, rastreamento de problemas e solicitações de mudança.</text:p>
      <text:p text:style-name="P1"/>
      <text:p text:style-name="P1">Essas práticas garantem que o software seja desenvolvido, testado, implantado e mantido de forma eficiente e controlada.</text:p>
      <text:p text:style-name="P1"/>
      <text:p text:style-name="P1">A gestão de configuração (GC) na engenharia de software é um conjunto de práticas, processos e ferramentas usados para controlar e gerenciar mudanças nos artefatos de software durante todo o ciclo de vida do desenvolvimento. Esses artefatos podem incluir código-fonte, documentação, especificações, bibliotecas, ferramentas de desenvolvimento e infraestrutura de deploy.</text:p>
      <text:p text:style-name="P1"/>
      <text:p text:style-name="P1">### Componentes da Gestão de Configuração</text:p>
      <text:p text:style-name="P1"/>
      <text:p text:style-name="P1">1. **Identificação de Configuração**:</text:p>
      <text:p text:style-name="P1"><text:s text:c="3"/>- Define e identifica itens de configuração (ICs) que precisam ser gerenciados. Isso pode incluir código-fonte, documentos de requisitos, planos de teste, scripts de deploy e qualquer outro artefato relacionado ao projeto.</text:p>
      <text:p text:style-name="P1"/>
      <text:p text:style-name="P1">2. **Controle de Configuração**:</text:p>
      <text:p text:style-name="P1"><text:s text:c="3"/>- Envolve a gestão de mudanças nos ICs. Isso inclui a avaliação, aprovação ou rejeição de mudanças propostas, e a garantia de que apenas mudanças autorizadas sejam implementadas.</text:p>
      <text:p text:style-name="P1"/>
      <text:p text:style-name="P1">3. **Status de Configuração**:</text:p>
      <text:p text:style-name="P1"><text:s text:c="3"/>- Rastreamento e documentação do status de ICs e mudanças ao longo do tempo. Fornece visibilidade sobre o que foi alterado, quem fez as mudanças e quando foram feitas.</text:p>
      <text:p text:style-name="P1"/>
      <text:p text:style-name="P1">4. **Auditorias de Configuração**:</text:p>
      <text:p text:style-name="P1"><text:s text:c="3"/>- Verificações e auditorias formais para assegurar que os ICs estão corretos e em conformidade com os requisitos especificados. As auditorias garantem que todas as mudanças foram implementadas conforme aprovado.</text:p>
      <text:p text:style-name="P1"/>
      <text:p text:style-name="P1">### Benefícios da Gestão de Configuração</text:p>
      <text:p text:style-name="P1"/>
      <text:p text:style-name="P1">1. **Rastreamento e Controle de Mudanças**:</text:p>
      <text:p text:style-name="P1"><text:s text:c="3"/>- Facilita o rastreamento detalhado de todas as alterações feitas nos ICs, garantindo que todas as mudanças sejam documentadas, revisadas e aprovadas.</text:p>
      <text:p text:style-name="P1"/>
      <text:p text:style-name="P1">2. **Melhoria na Qualidade do Software**:</text:p>
      <text:p text:style-name="P1"><text:s text:c="3"/>- Ajuda a manter a integridade e a consistência do software, o que reduz a introdução de bugs e aumenta a confiabilidade do produto final.</text:p>
      <text:p text:style-name="P1"/>
      <text:p text:style-name="P1">3. **Facilitação da Colaboração**:</text:p>
      <text:p text:style-name="P1"><text:s text:c="3"/>- Fornece um framework estruturado que permite que várias equipes trabalhem juntas de forma coordenada, evitando conflitos e duplicação de esforços.</text:p>
      <text:p text:style-name="P1"/>
      <text:p text:style-name="P1">4. **Automatização e Eficiência**:</text:p>
      <text:p text:style-name="P1"><text:s text:c="3"/>- Uso de ferramentas automatizadas para CI/CD, deploy e monitoramento, melhorando a eficiência e reduzindo erros manuais.</text:p>
      <text:p text:style-name="P1"/>
      <text:p text:style-name="P1">5. **Visibilidade e Transparência**:</text:p>
      <text:p text:style-name="P1"><text:s text:c="3"/>- Proporciona uma visão clara do estado atual do projeto, incluindo o histórico de mudanças, facilitando auditorias e conformidade com padrões e regulamentos.</text:p>
      <text:p text:style-name="P1"/>
      <text:p text:style-name="P1">### Ferramentas Comuns de Gestão de Configuração</text:p>
      <text:p text:style-name="P1"/>
      <text:p text:style-name="P1">- **Sistemas de Controle de Versão (VCS)**: Git, Subversion (SVN), Mercurial.</text:p>
      <text:p text:style-name="P1">- **Ferramentas de CI/CD**: Jenkins, Travis CI, CircleCI.</text:p>
      <text:p text:style-name="P1">- **Gerenciamento de Issues e Mudanças**: JIRA, Trello, Asana.</text:p>
      <text:p text:style-name="P1">- **Automação de Configuração e Deploy**: Ansible, Puppet, Chef.</text:p>
      <text:p text:style-name="P1"/>
      <text:p text:style-name="P1">### Processo de Gestão de Configuração</text:p>
      <text:p text:style-name="P1"/>
      <text:p text:style-name="P1">1. **Planejamento**:</text:p>
      <text:p text:style-name="P1"><text:s text:c="3"/>- Definir políticas, procedimentos e ferramentas a serem usadas na GC.</text:p>
      <text:p text:style-name="P1"/>
      <text:p text:style-name="P1">2. **Identificação**:</text:p>
      <text:p text:style-name="P1"><text:s text:c="3"/>- Determinar quais itens de configuração precisam ser gerenciados e como serão identificados (naming conventions, etc.).</text:p>
      <text:p text:style-name="P1"/>
      <text:p text:style-name="P1">3. **Controle**:</text:p>
      <text:p text:style-name="P1"><text:s text:c="3"/>- Implementar processos para controlar mudanças nos ICs, incluindo revisão, aprovação e documentação de mudanças.</text:p>
      <text:p text:style-name="P1"/>
      <text:p text:style-name="P1">4. **Monitoramento e Relatórios**:</text:p>
      <text:p text:style-name="P1"><text:s text:c="3"/>- Rastrear o status dos ICs e gerar relatórios para manter todas as partes interessadas informadas.</text:p>
      <text:p text:style-name="P1"/>
      <text:p text:style-name="P1">5. **Auditoria**:</text:p>
      <text:p text:style-name="P1"><text:s text:c="3"/>- Realizar auditorias periódicas para assegurar a conformidade com os processos de GC e a integridade dos ICs.</text:p>
      <text:p text:style-name="P1"/>
      <text:p text:style-name="P1">### Conclusão</text:p>
      <text:p text:style-name="P1"/>
      <text:p text:style-name="P1">A gestão de configuração na engenharia de software é essencial para manter a integridade, consistência e qualidade dos produtos de software. Ela permite que as equipes de desenvolvimento gerenciem eficientemente as mudanças, colaborem efetivamente e entreguem software confiável e de alta qua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7</meta:generator>
  </office:meta>
</office:document-meta>
</file>